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margin-top="0.1665in" fo:margin-bottom="0.0835in" fo:keep-with-next="always"/>
    </style:style>
    <style:style style:name="T1" style:family="text">
      <style:text-properties style:font-name-asian="MS Mincho" style:font-name-complex="Tahom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cBeathenne Prophecy</text:h>
      <text:h text:style-name="Heading_20_2" text:outline-level="2">Triggers</text:h>
      <text:p text:style-name="Text_20_body">Black limousine</text:p>
      <text:p text:style-name="Text_20_body">Bitflipper Macbeathenne</text:p>
      <text:h text:style-name="Heading_20_2" text:outline-level="2">Scene 1 – Introduction</text:h>
      <text:h text:style-name="Heading_20_3" text:outline-level="3">Lyrics:</text:h>
      <text:p text:style-name="Text_20_body">None</text:p>
      <text:h text:style-name="Heading_20_3" text:outline-level="3">Actions:</text:h>
      <text:p text:style-name="Text_20_body">Man standing next to limousine inhales deeply and enters as others enter.</text:p>
      <text:p text:style-name="Text_20_body">Immediately drives off as the tribal music begins.</text:p>
      <text:p text:style-name="Text_20_body">Passed by a middle east city in a strong red light being sacked by roman and Celtic troops.</text:p>
      <text:h text:style-name="Heading_20_2" text:outline-level="2">Scene 2 – First stanza in car</text:h>
      <text:h text:style-name="Heading_20_3" text:outline-level="3">Lyrics:</text:h>
      <text:p text:style-name="Text_20_body">Please allow me to introduce myself</text:p>
      <text:p text:style-name="Text_20_body">I'm a man of wealth and taste</text:p>
      <text:p text:style-name="Text_20_body">I've been around for a long, long year</text:p>
      <text:p text:style-name="Text_20_body">Stole many a man's fold and faith </text:p>
      <text:p text:style-name="Text_20_body"/>
      <text:p text:style-name="Text_20_body">And I was 'round when his majesty</text:p>
      <text:p text:style-name="Text_20_body">Had his moment of doubt and pain</text:p>
      <text:h text:style-name="Heading_20_3" text:outline-level="3">Actions:</text:h>
      <text:p text:style-name="Text_20_body">Adjusts mirror so face can't be seen</text:p>
      <text:p text:style-name="Text_20_body">Wearing ragged hoodie obscuring hair and face.</text:p>
      <text:h text:style-name="Heading_20_2" text:outline-level="2">Scene 3 - room entry</text:h>
      <text:h text:style-name="Heading_20_3" text:outline-level="3">Lyrics:</text:h>
      <text:p text:style-name="Text_20_body">Made damn sure that Oberon</text:p>
      <text:p text:style-name="Text_20_body">Washed his hands and sealed his fate </text:p>
      <text:h text:style-name="Heading_20_3" text:outline-level="3">Actions:</text:h>
      <text:p text:style-name="Text_20_body">Abrupt stop without momentum inside a black room with curtains on three walls</text:p>
      <text:p text:style-name="Text_20_body">Changes to look like Oberon</text:p>
      <text:p text:style-name="Text_20_body">Gets out to a pedestal with a water basin that changes to blood as he washes his hands.</text:p>
      <text:p text:style-name="Text_20_body">Shakes his head disapprovingly</text:p>
      <text:h text:style-name="Heading_20_2" text:outline-level="2">Scene 4 – Greeting</text:h>
      <text:h text:style-name="Heading_20_3" text:outline-level="3">Lyrics:</text:h>
      <text:p text:style-name="Text_20_body">Pleased to meet you</text:p>
      <text:p text:style-name="Text_20_body">Hope you guess my name</text:p>
      <text:p text:style-name="Text_20_body"><text:soft-page-break/>But what's puzzling you</text:p>
      <text:p text:style-name="Text_20_body">Is the nature of my game </text:p>
      <text:h text:style-name="Heading_20_3" text:outline-level="3">Actions:</text:h>
      <text:p text:style-name="Text_20_body">Returns to normal</text:p>
      <text:p text:style-name="Text_20_body">Turns slightly to look at the two passengers</text:p>
      <text:p text:style-name="Text_20_body">Too dark to see the face</text:p>
      <text:p text:style-name="Text_20_body">Candle-lit room with black/red theme.</text:p>
      <text:p text:style-name="Text_20_body">Walks over to first curtain and throws it wide.</text:p>
      <text:h text:style-name="Heading_20_2" text:outline-level="2">Scene 4 – First curtain</text:h>
      <text:h text:style-name="Heading_20_3" text:outline-level="3">Lyrics:</text:h>
      <text:p text:style-name="Text_20_body">I watched with glee</text:p>
      <text:p text:style-name="Text_20_body">While your kings and queens</text:p>
      <text:p text:style-name="Text_20_body">Fought for man's decades</text:p>
      <text:p text:style-name="Text_20_body">For the gods they made</text:p>
      <text:p text:style-name="Text_20_body">(woo woo, woo woo)</text:p>
      <text:h text:style-name="Heading_20_3" text:outline-level="3">Actions:</text:h>
      <text:p text:style-name="Text_20_body">Changes back to hoodied male</text:p>
      <text:p text:style-name="Text_20_body">Artillery rains down on the city below with a deeply overcast sky</text:p>
      <text:p text:style-name="Text_20_body">Gestures with hands wide to light up twin pedestals</text:p>
      <text:p text:style-name="Text_20_body">Pedestals show an atomic bomb and a column ringed by mages with hand held high and a bronze sphere at its top.</text:p>
      <text:h text:style-name="Heading_20_2" text:outline-level="2">Scene 5 – Enthusiasm</text:h>
      <text:h text:style-name="Heading_20_3" text:outline-level="3">Lyrics:</text:h>
      <text:p text:style-name="Text_20_body">I shouted out,</text:p>
      <text:p text:style-name="Text_20_body">"Who killed the Innocents?"</text:p>
      <text:p text:style-name="Text_20_body">When after all</text:p>
      <text:p text:style-name="Text_20_body">It was you and me</text:p>
      <text:p text:style-name="Text_20_body">(who who, who who)</text:p>
      <text:h text:style-name="Heading_20_3" text:outline-level="3">Actions:</text:h>
      <text:p text:style-name="Text_20_body">Both items begin to shatter the city and countryside. </text:p>
      <text:p text:style-name="Text_20_body">Wind rattles the window then shatters it inward.</text:p>
      <text:p text:style-name="Text_20_body">Glass shattered showers in and past as the rumble of weaponry goes off.</text:p>
      <text:p text:style-name="Text_20_body">The hot plasma, lukewarm against the skin, throws an immolated body past them to turn to dust on impacting the ceiling.</text:p>
      <text:h text:style-name="Heading_20_2" text:outline-level="2">Scene 6 – Transition to other curtain</text:h>
      <text:h text:style-name="Heading_20_3" text:outline-level="3">Lyrics:</text:h>
      <text:p text:style-name="Text_20_body">Let me please introduce myself</text:p>
      <text:p text:style-name="Text_20_body">I'm a man of wealth and taste</text:p>
      <text:h text:style-name="Heading_20_3" text:outline-level="3">Actions: </text:h>
      <text:p text:style-name="Text_20_body">Turns but the dark room and back lit light in the non-reflective room still does not show his face.</text:p>
      <text:p text:style-name="Text_20_body">Just shows a set of glowing blue eyes and glaring white human teeth.</text:p>
      <text:p text:style-name="Text_20_body">Starts moving to the curtain on the other side of the room which begins to retract.</text:p>
      <text:h text:style-name="Heading_20_2" text:outline-level="2"><text:soft-page-break/>Scene 7 – Right window</text:h>
      <text:h text:style-name="Heading_20_3" text:outline-level="3">Lyrics: </text:h>
      <text:p text:style-name="Text_20_body">And I laid traps for troubadours</text:p>
      <text:p text:style-name="Text_20_body">Who get killed before they reached Bombay</text:p>
      <text:p text:style-name="Text_20_body">(woo woo, who who)</text:p>
      <text:h text:style-name="Heading_20_3" text:outline-level="3">Actions: </text:h>
      <text:p text:style-name="Text_20_body">Hand against the immaculate window on the other side</text:p>
      <text:p text:style-name="Text_20_body">Window shows the active ritual circle of a hell strike surrounded by ravens representing the fey.</text:p>
      <text:p text:style-name="Text_20_body">There's one flash of a discharged spell then another flash from an immolated caster as a black nova springs out from him</text:p>
      <text:p text:style-name="Text_20_body">Nova rips flesh off their bones and they fall apart for black amorphous forms to crawl out of the parts.</text:p>
      <text:h text:style-name="Heading_20_2" text:outline-level="2">Scene 8 – Pressed to glass</text:h>
      <text:h text:style-name="P1" text:outline-level="3"><text:span text:style-name="T1">Lyrics</text:span>:</text:h>
      <text:p text:style-name="Text_20_body">Pleased to meet you</text:p>
      <text:p text:style-name="Text_20_body">Hope you guessed my name, oh yeah</text:p>
      <text:p text:style-name="Text_20_body">(who who)</text:p>
      <text:h text:style-name="P1" text:outline-level="3"><text:span text:style-name="T1">Actions</text:span>:</text:h>
      <text:p text:style-name="Text_20_body">Turns to look back as the nova flings bodies</text:p>
      <text:p text:style-name="Text_20_body">Gleevil shining eyes look back for the stanza</text:p>
      <text:p text:style-name="Text_20_body">Raven approaches propelled through midair during stanza </text:p>
      <text:h text:style-name="Heading_20_2" text:outline-level="2">Scene 9 – Impact</text:h>
      <text:h text:style-name="P1" text:outline-level="3">Lyrics:</text:h>
      <text:p text:style-name="Text_20_body">But what's puzzling you</text:p>
      <text:p text:style-name="Text_20_body">Is the nature of my game, oh yeah, get down, baby</text:p>
      <text:p text:style-name="Text_20_body">(who who, who who)</text:p>
      <text:h text:style-name="P1" text:outline-level="3"><text:span text:style-name="T1">Actions</text:span>:</text:h>
      <text:p text:style-name="Text_20_body">Female raven slowly falls apart to ash and clay on hitting the window as it slides down the window leaving a track of dirt.</text:p>
      <text:p text:style-name="Text_20_body">Figure presses face to glass and laughs the line of the stanza to get down</text:p>
      <text:h text:style-name="Heading_20_2" text:outline-level="2">Scene 10 – Aftermath</text:h>
      <text:h text:style-name="P1" text:outline-level="3"><text:span text:style-name="T1">Lyrics</text:span>:</text:h>
      <text:p text:style-name="Text_20_body">(solo)</text:p>
      <text:h text:style-name="P1" text:outline-level="3"><text:span text:style-name="T1">Actions</text:span>:</text:h>
      <text:p text:style-name="Text_20_body">Laughs continuously</text:p>
      <text:p text:style-name="Text_20_body">In the background dread wraiths coalesce and begin murdering other ravens whom create more wraiths in the same dying manner.</text:p>
      <text:h text:style-name="Heading_20_2" text:outline-level="2"><text:soft-page-break/>Scene 11 – Cold Turn</text:h>
      <text:h text:style-name="P1" text:outline-level="3"><text:span text:style-name="T1">Lyrics</text:span>:</text:h>
      <text:p text:style-name="Text_20_body">Pleased to meet you <text:line-break/>Hope you guessed my name, oh yeah <text:line-break/>But what's confusing you <text:line-break/>Is just the nature of my game <text:line-break/>(woo woo, who who) </text:p>
      <text:h text:style-name="P1" text:outline-level="3"><text:span text:style-name="T1">Actions</text:span>:</text:h>
      <text:p text:style-name="Text_20_body">Turns about with a flat expression</text:p>
      <text:p text:style-name="Text_20_body">Scene advances behind him still</text:p>
      <text:p text:style-name="Text_20_body">Walks back to group</text:p>
      <text:p text:style-name="Text_20_body">Approaches light</text:p>
      <text:h text:style-name="Heading_20_2" text:outline-level="2">Scene 12 – Reveal</text:h>
      <text:h text:style-name="P1" text:outline-level="3"><text:span text:style-name="T1">Lyrics</text:span>:</text:h>
      <text:p text:style-name="Text_20_body">Just as every cop is a criminal</text:p>
      <text:p text:style-name="Text_20_body">And all the sinners saints</text:p>
      <text:p text:style-name="Text_20_body">As heads is tails</text:p>
      <text:p text:style-name="Text_20_body">Just call me Lucifer</text:p>
      <text:p text:style-name="Text_20_body">'Cause I'm in need of some restraint</text:p>
      <text:h text:style-name="P1" text:outline-level="3"><text:span text:style-name="T1">Actions</text:span>: </text:h>
      <text:p text:style-name="Text_20_body">Flashes of light from the first window reveal different faces as explosions and flares alight</text:p>
      <text:p text:style-name="Text_20_body">Approaches light and first seems a cop with a wide brimmed hat</text:p>
      <text:p text:style-name="Text_20_body">Next flash is a priest with a wide hat hiding his face</text:p>
      <text:p text:style-name="Text_20_body">Kneels down where a altar boy where he kisses the boy's hand after saints line</text:p>
      <text:p text:style-name="Text_20_body">Lets hand of boy go and stands up to walk toward the light where Bitflipper is.</text:p>
      <text:p text:style-name="Text_20_body">Light reveals Bitflipper in the same opalescent robe on same line as declaring himself as lucifer</text:p>
      <text:p text:style-name="Text_20_body">Looks at the altar boy for the restraint line.</text:p>
      <text:h text:style-name="Heading_20_2" text:outline-level="2">Scene 13 - Worry</text:h>
      <text:h text:style-name="P1" text:outline-level="3"><text:span text:style-name="T1">Lyrics</text:span>:</text:h>
      <text:p text:style-name="Text_20_body">So if you meet me</text:p>
      <text:p text:style-name="Text_20_body">Have some courtesy </text:p>
      <text:p text:style-name="Text_20_body">Have some sympathy, and some taste</text:p>
      <text:p text:style-name="Text_20_body">Use all your well-learned politesse</text:p>
      <text:p text:style-name="Text_20_body">Or I'll lay your s-soul to waste, oh yeah</text:p>
      <text:h text:style-name="P1" text:outline-level="3">Actions:</text:h>
      <text:p text:style-name="Text_20_body">What was the altar boy takes his hand for a moment but is now fluttering between ebony and brass skin</text:p>
      <text:p text:style-name="Text_20_body">Machine/Kreen (altar boy) runs away as light follows along the unreflective floor.</text:p>
      <text:p text:style-name="Text_20_body">Floor reveals that of vampires and other undead underfoot.</text:p>
      <text:p text:style-name="Text_20_body">Turns and reaches out toward the machine/Kreen (altar boy) during politesse line as machine/Kreen (altar boy) leaps toward a kneeling figure with spear held high</text:p>
      <text:p text:style-name="Text_20_body">After the machine/Kreen (altar boy) lands on the knelt figure fade to black that area</text:p>
      <text:p text:style-name="Text_20_body">The false Bitflipper turns around nose to nose with the real Bitflipper </text:p>
      <text:p text:style-name="Text_20_body"><text:soft-page-break/>Face is composed of the machine (gunmetal gears)</text:p>
      <text:p text:style-name="Text_20_body">Says soul to waste line with eyes that threaten but a voice that lets slip a profound worry.</text:p>
      <text:h text:style-name="Heading_20_2" text:outline-level="2">Scene 14 – Wrap-up</text:h>
      <text:h text:style-name="P1" text:outline-level="3"><text:span text:style-name="T1">Lyrics</text:span>:</text:h>
      <text:p text:style-name="Text_20_body">Pleased to meet you</text:p>
      <text:p text:style-name="Text_20_body">Hope you guessed my name, um yeah</text:p>
      <text:p text:style-name="Text_20_body">(who who)</text:p>
      <text:p text:style-name="Text_20_body">But what's puzzling you</text:p>
      <text:p text:style-name="Text_20_body">Is the nature of my game, um mean it, get down</text:p>
      <text:h text:style-name="P1" text:outline-level="3"><text:span text:style-name="T1">Actions</text:span>:</text:h>
      <text:p text:style-name="Text_20_body">Gives a wry smile at the pleased to meet you line</text:p>
      <text:p text:style-name="Text_20_body">Backs up and puts hoodie back up of the opalescent robe.</text:p>
      <text:p text:style-name="Text_20_body">Form fades to gray then to shadow itself as the curtains close on the scenes they co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in" fo:text-indent="0in" style:auto-text-indent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style:shadow="none"/>
      <style:text-properties style:font-name="Times New Roman1" fo:font-size="20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center" style:justify-single-word="false" fo:padding="0in" fo:border-left="none" fo:border-right="none" fo:border-top="0.0071in solid #000000" fo:border-bottom="none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701in" fo:margin-bottom="0in" fo:text-indent="0in" style:auto-text-indent="false"/>
      <style:text-properties style:font-name="Arial Black" fo:font-size="14pt" fo:font-weight="900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N</meta:initial-creator>
    <meta:creation-date>2009-03-02T01:30:44.75</meta:creation-date>
    <dc:date>2009-12-02T02:54:48.37</dc:date>
    <dc:creator>Little Kreen</dc:creator>
    <meta:editing-duration>PT21H16M56S</meta:editing-duration>
    <meta:editing-cycles>6</meta:editing-cycles>
    <meta:generator>OpenOffice.org/3.1$Win32 OpenOffice.org_project/310m19$Build-9420</meta:generator>
    <meta:document-statistic meta:table-count="0" meta:image-count="0" meta:object-count="0" meta:page-count="5" meta:paragraph-count="158" meta:word-count="1087" meta:character-count="5863"/>
    <meta:user-defined meta:name="Info 1"/>
    <meta:user-defined meta:name="Info 2"/>
    <meta:user-defined meta:name="Info 3"/>
    <meta:user-defined meta:name="Info 4"/>
  </office:meta>
</office:document-meta>
</file>